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1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 / vers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C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20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table:number-columns-repeated="3"/>
          <table:table-cell office:value-type="string" calcext:value-type="string">
            <text:p>2.2</text:p>
          </table:table-cell>
          <table:table-cell table:number-columns-repeated="15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.3</text:p>
          </table:table-cell>
          <table:table-cell office:value-type="string" calcext:value-type="string">
            <text:p>1.4</text:p>
          </table:table-cell>
          <table:table-cell table:number-columns-repeated="16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17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2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3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1.4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1.9</text:p>
          </table:table-cell>
          <table:table-cell table:number-columns-repeated="13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2.5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2.2</text:p>
          </table:table-cell>
          <table:table-cell table:number-columns-repeated="3"/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0.7</text:p>
          </table:table-cell>
          <table:table-cell table:number-columns-repeated="12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1.2</text:p>
          </table:table-cell>
          <table:table-cell office:value-type="string" calcext:value-type="string">
            <text:p>1.9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3.4</text:p>
          </table:table-cell>
          <table:table-cell table:number-columns-repeated="8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1.7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.1</text:p>
          </table:table-cell>
          <table:table-cell table:number-columns-repeated="9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number-columns-repeated="10"/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.7</text:p>
          </table:table-cell>
          <table:table-cell table:number-columns-repeated="8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2.8</text:p>
          </table:table-cell>
          <table:table-cell table:number-columns-repeated="5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number-columns-repeated="10"/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4.3</text:p>
          </table:table-cell>
          <table:table-cell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number-columns-repeated="12"/>
          <table:table-cell office:value-type="string" calcext:value-type="string">
            <text:p>2.7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.6</text:p>
          </table:table-cell>
          <table:table-cell table:number-columns-repeated="5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number-columns-repeated="16"/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number-columns-repeated="14"/>
          <table:table-cell office:value-type="string" calcext:value-type="string">
            <text:p>2.8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2.3</text:p>
          </table:table-cell>
          <table:table-cell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8"/>
          <table:table-cell table:number-columns-repeated="998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15"/>
          <table:table-cell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2.3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style-name="ce8" office:value-type="string" calcext:value-type="string">
            <text:p>2.9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6" table:number-columns-repeated="22"/>
          <table:table-cell table:style-name="ce6" office:value-type="string" calcext:value-type="string">
            <text:p>2.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-</text:p>
          </table:table-cell>
          <table:table-cell table:number-columns-repeated="99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6:15:31.628996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2:13:02.996089237</meta:creation-date>
    <dc:date>2017-11-17T16:27:28.768466123</dc:date>
    <meta:editing-duration>PT17M5S</meta:editing-duration>
    <meta:editing-cycles>5</meta:editing-cycles>
    <meta:generator>LibreOffice/5.1.6.2$Linux_X86_64 LibreOffice_project/10m0$Build-2</meta:generator>
    <meta:document-statistic meta:table-count="1" meta:cell-count="142" meta:object-count="0"/>
  </office:meta>
</office:document-meta>
</file>